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cilloquartz general facts</text:p>
      <text:p text:style-name="Standard"/>
      <text:p text:style-name="Standard">founded in 1949. Specialization in quartz crystal oscillator manufacturing used to realized synchronization system for telecommunication industry.</text:p>
      <text:p text:style-name="Standard"/>
      <text:p text:style-name="Standard">ADVA optical networking acquired oscilloquartz in april 2014. (see <text:a xlink:type="simple" xlink:href="http://www.advaoptical.com/" text:style-name="Internet_20_link" text:visited-style-name="Visited_20_Internet_20_Link">http://www.advaoptical.com/</text:a>)</text:p>
      <text:p text:style-name="Standard"/>
      <text:p text:style-name="Standard">They offer several clock based on Cesium technologies.</text:p>
      <text:p text:style-name="Standard"/>
      <text:p text:style-name="P1">Customer types</text:p>
      <text:p text:style-name="Standard"/>
      <text:p text:style-name="Standard"><text:tab/>Telecom market</text:p>
      <text:p text:style-name="Standard"/>
      <text:p text:style-name="P1">Products famili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émy Zogg</meta:initial-creator>
    <meta:creation-date>2014-12-30T14:51:54.56</meta:creation-date>
    <dc:date>2014-12-30T15:14:57.10</dc:date>
    <dc:creator>Jérémy Zogg</dc:creator>
    <meta:editing-duration>PT22M18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1" meta:paragraph-count="7" meta:word-count="44" meta:character-count="368"/>
  </office:meta>
</office:document-meta>
</file>